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20000002369E28D5D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333333" draw:fill="solid" draw:fill-color="#e6e6ff" draw:opacity="50%" draw:textarea-horizontal-align="left" draw:textarea-vertical-align="top" draw:auto-grow-height="false" fo:min-height="0cm" fo:min-width="0cm" fo:padding-top="0.176cm" fo:padding-bottom="0.176cm" fo:padding-left="0.301cm" fo:padding-right="0.301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.4cm" svg:height="17.949cm" svg:x="2.651cm" svg:y="2.609cm">
            <draw:image xlink:href="Pictures/1000000000000320000002369E28D5DA.png" xlink:type="simple" xlink:show="embed" xlink:actuate="onLoad">
              <text:p/>
            </draw:image>
          </draw:frame>
          <draw:custom-shape draw:style-name="gr2" draw:text-style-name="P2" draw:layer="layout" svg:width="17.78cm" svg:height="16.298cm" svg:x="5.826cm" svg:y="1.127cm">
            <text:p text:style-name="P1"><text:span text:style-name="T1">NodeJ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3T18:01:13</dc:date>
    <meta:editing-duration>PT6H43M4S</meta:editing-duration>
    <meta:editing-cycles>5</meta:editing-cycles>
    <meta:generator>LibreOffice/3.5$MacOSX_x86 LibreOffice_project/165a79a-7059095-e13bb37-fef39a4-9503d18</meta:generator>
    <meta:document-statistic meta:object-count="3"/>
  </office:meta>
</office:document-meta>
</file>